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20000020E69B0AF444AFA6EA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Arrow_20_Line">
      <style:graphic-properties fo:min-height="1.267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cm" svg:height="1.267cm" svg:x="4.5cm" svg:y="1.5cm">
          <draw:text-box>
            <text:p text:style-name="P1"><text:span text:style-name="T1">Converter Application</text:span></text:p>
          </draw:text-box>
        </draw:frame>
        <draw:frame draw:style-name="gr2" draw:text-style-name="P3" draw:layer="layout" svg:width="18.968cm" svg:height="20.035cm" svg:x="1.032cm" svg:y="4.75cm">
          <draw:image xlink:href="Pictures/10000000000001F20000020E69B0AF444AFA6EA1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PGothic" svg:font-family="'MS PGothic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3-06T20:39:50.906000000</dc:date>
    <meta:editing-duration>PT6M19S</meta:editing-duration>
    <meta:editing-cycles>4</meta:editing-cycles>
    <meta:generator>LibreOffice/7.2.5.2$Windows_X86_64 LibreOffice_project/499f9727c189e6ef3471021d6132d4c694f357e5</meta:generator>
    <meta:document-statistic meta:object-count="2"/>
  </office:meta>
</office:document-meta>
</file>